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, 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3.752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866cm" fo:margin-right="0cm" fo:text-align="justify" style:justify-single-word="false" fo:text-indent="0cm" style:auto-text-indent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2">
      <style:paragraph-properties fo:margin-left="1.866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54ebd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officeooo:rsid="00054ebd"/>
    </style:style>
    <style:style style:name="T6" style:family="text">
      <style:text-properties officeooo:rsid="0005a9f9"/>
    </style:style>
    <style:style style:name="T7" style:family="text">
      <style:text-properties officeooo:rsid="0008d1ae"/>
    </style:style>
    <style:style style:name="T8" style:family="text">
      <style:text-properties officeooo:rsid="000a20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TUSSAM</text:p>
      <text:p text:style-name="P2"/>
      <text:p text:style-name="P3">Descripción:</text:p>
      <text:p text:style-name="P4"/>
      <text:p text:style-name="P4">El objetivo del proyecto <text:span text:style-name="T5">era</text:span> realizar una aplicación en python que mostrara al usuario un menú desplegable con todas las lineas de Tussam en el que el usuario seleccionará una y esto le llevará a otro menú desplegable con todas las paradas que realiza esa linea.</text:p>
      <text:p text:style-name="P4"/>
      <text:p text:style-name="P4">Una vez el usuario a seleccionado la linea y la parada que desea consultar la aplicación muestra el tiempo en minutos y la distancia en metros que faltan para la llegada de los dos siguientes autobuses.</text:p>
      <text:p text:style-name="P4"/>
      <text:p text:style-name="P4"><text:span text:style-name="T5">Además el usuario tiene la opción de ver el mapa con la ruta completa que realiza la linea seleccionada.</text:span></text:p>
      <text:p text:style-name="P4"/>
      <text:p text:style-name="P4"/>
      <text:p text:style-name="P3">Estructura y código:</text:p>
      <text:p text:style-name="P4"/>
      <text:p text:style-name="P13">La aplicación <text:span text:style-name="T5">está compuesta de tres ficheros python</text:span> <text:span text:style-name="T5">relaccionados entre ellos </text:span>(formulario.py, formulario_final.py y infor2.py), un html <text:span text:style-name="T5">(maparadas.html) </text:span>con el mapa de la ruta que realiza la linea que se seleccione <text:span text:style-name="T5">y un fichero txt </text:span><text:bookmark text:name="line1"/><text:span text:style-name="T5">(paradas.txt) con la informacion que usa el html para mostrar los puntos en el mapa.</text:span></text:p>
      <text:p text:style-name="P4"/>
      <text:p text:style-name="P4">La información necesaria la pedimos a la API de Tu<text:span text:style-name="T6">s</text:span>sam con un cliente SOAP, nosotros vamos a utilizar suds en python.</text:p>
      <text:p text:style-name="P4"/>
      <text:p text:style-name="P4">La información sobre las lineas, las paradas y coordenadas de la ruta que realiza la solicitamos en:</text:p>
      <text:p text:style-name="P4"/>
      <text:p text:style-name="P7">http://www.infobustussam.com:9001/services/estructura.asmx?wsdl</text:p>
      <text:p text:style-name="P4"/>
      <text:p text:style-name="P4">La información <text:span text:style-name="T6">dinámica </text:span>sobre el tiempo y la distancia a la que est<text:span text:style-name="T6">á</text:span> la solicitamos en:</text:p>
      <text:p text:style-name="P4"/>
      <text:p text:style-name="P7">http://www.infobustussam.com:9001/services/dinamica.asmx?wsdl</text:p>
      <text:p text:style-name="P4"/>
      <text:p text:style-name="P4">Aquí iremos explicando como funciona cada uno de los .py, como <text:span text:style-name="T6">realiza consultas</text:span>, <text:span text:style-name="T6">de que forma las procesa,</text:span> como la intercambian entre formularios y finalmente la muestran al usuario final.</text:p>
      <text:p text:style-name="P4"/>
      <text:list xml:id="list362037404" text:style-name="L1">
        <text:list-item>
          <text:p text:style-name="P10">formulario.py</text:p>
        </text:list-item>
      </text:list>
      <text:p text:style-name="P2"/>
      <text:p text:style-name="P6">En el primer formulario empezamos importando el cliente suds, importando etree del módulo lxml y por último importando cgi y cgitb para el intercambio de información entre los formularios.</text:p>
      <text:p text:style-name="P6"/>
      <text:p text:style-name="P6">Lo siguiente que haremos será habilitar cgit<text:span text:style-name="T7">b</text:span> y realizar la petición de los métodos a:</text:p>
      <text:p text:style-name="P6"/>
      <text:p text:style-name="P7">cliente = Client("<text:a xlink:type="simple" xlink:href="http://www.infobustussam.com:9001/services/estructura.asmx?wsdl">http://www.infobustussam.com:9001/services/estructura.asmx?wsdl</text:a>”)</text:p>
      <text:p text:style-name="P5"><text:tab/><text:tab/></text:p>
      <text:p text:style-name="P7">El método que buscamos para que devuelva todas las lineas de Tussam es el GetLineas(). Realizamos la petición y la <text:span text:style-name="T7">guardamos</text:span> en una variable.</text:p>
      <text:p text:style-name="P7"><text:soft-page-break/></text:p>
      <text:p text:style-name="P7">Lineas = cliente.service.GetLineas() </text:p>
      <text:p text:style-name="P7"/>
      <text:p text:style-name="P7">En este punto surgió el primer problema, la API de Tussam nos devolvía un XML pero el cliente suds lo procesaba automáticamente y nos mostraba un formato muy distinto al XML que esperábamos.</text:p>
      <text:p text:style-name="P7"/>
      <text:p text:style-name="P7">La primera posible solución planteada fue cambiar el cliente SOAP por SOAPpy pero nos daba el mismo problema, el cliente lo modificaba automáticamente y nos daba la misma salida procesada.</text:p>
      <text:p text:style-name="P7"/>
      <text:p text:style-name="P7">Después de varias horas de búsqueda encontramos el modo de activar la salida XML en el cliente suds <text:span text:style-name="T8">de la siguiente forma:</text:span></text:p>
      <text:p text:style-name="P7"/>
      <text:p text:style-name="P8">cliente.set_options(retxml=True) </text:p>
      <text:p text:style-name="P7"><text:tab/></text:p>
      <text:p text:style-name="P7">Una vez solucionad<text:span text:style-name="T8">o</text:span>, metemos el XML de salida en una variable y esto lo escribimos en un fichero.xml.</text:p>
      <text:p text:style-name="P7"/>
      <text:p text:style-name="P7">Después de esto ya podemos parsear el fichero, crear un árbol y realizar los XPATH para sacar la información que queremos mostrar, en este caso la Lineas.</text:p>
      <text:p text:style-name="P7"/>
      <text:p text:style-name="P7">Una vez que tenemos la expresión XPATH que saca las lineas y los códigos de cada una de las lineas, lo siguiente que haremos ser<text:span text:style-name="T8">á</text:span> generar un html con un formulario con las distintas lineas y sus códigos correspondientes.</text:p>
      <text:p text:style-name="P7"/>
      <text:p text:style-name="P7">Dentro del html irá el select con el un atributo name al que llamará el siguiente formulario y dentro de esta etiqueta los distintos options que generaremos con un bucle que explic<text:span text:style-name="T8">aremos</text:span> a continuación.</text:p>
      <text:p text:style-name="P7"/>
      <text:p text:style-name="P7">Este bucle fue otro de los problemas que se nos planteo ya que teníamos que meter el nombre de la parada y el código como atributo de la etiqueta option.</text:p>
      <text:p text:style-name="P7"/>
      <text:p text:style-name="P7">La solución a este problema ha sido poner un contador en el bucle que sea igual al número de lineas. </text:p>
      <text:p text:style-name="P7">Este bucle va creando los distintos options con el atributo value con el código de la linea y con el nombre de la linea en el contenido de la etiqueta.</text:p>
      <text:p text:style-name="P7"/>
      <text:p text:style-name="P7">Por último ponemos una etiqueta input que sera el botón enviar y <text:span text:style-name="T8">mostramos por pantalla el arbol completo </text:span>de todo lo generado anteriormente.</text:p>
      <text:p text:style-name="P7"/>
      <text:list xml:id="list285716034" text:style-name="L2">
        <text:list-header>
          <text:p text:style-name="P11">2. formulario_final.py</text:p>
        </text:list-header>
      </text:list>
      <text:p text:style-name="P9"/>
      <text:p text:style-name="P7">El segundo formulario de la aplicación es muy similar al primero importamos los mismos modulo pero esta vez la petición que se guarda en la variable cambia.</text:p>
      <text:p text:style-name="P7"/>
      <text:p text:style-name="P7">En este caso la petición que debemos hacer debe llevar el código de la linea para que nos devuelva todas las paradas que realiza esa linea.</text:p>
      <text:p text:style-name="P7"/>
      <text:p text:style-name="P7">La orden seria la siguiente:</text:p>
      <text:p text:style-name="P7"/>
      <text:p text:style-name="P7"><text:tab/><text:span text:style-name="T1">cliente</text:span><text:span text:style-name="T2">.</text:span><text:span text:style-name="T1">service</text:span><text:span text:style-name="T2">.</text:span><text:span text:style-name="T1">GetRutasSublinea("%s"</text:span><text:span text:style-name="T3"> </text:span><text:span text:style-name="T2">%</text:span><text:span text:style-name="T3"> </text:span><text:span text:style-name="T1">form["paradas"]</text:span><text:span text:style-name="T2">.</text:span><text:span text:style-name="T1">value,1)</text:span><text:span text:style-name="T4"> </text:span></text:p>
      <text:p text:style-name="P12"><text:soft-page-break/></text:p>
      <text:p text:style-name="P12"/>
      <text:p text:style-name="P12"/>
      <text:p text:style-name="P12">En la petición metemos una variable que será form[“paradas”].value que lo que hace es llamar al valor que ha seleccionado el usuario anteriormente en el primer formulario.</text:p>
      <text:p text:style-name="P12"/>
      <text:p text:style-name="P12">Después de esto el procedimiento a seguir para incluirlos en un fichero del que podemos sacar la información que queramos con XPATH.</text:p>
      <text:p text:style-name="P12"/>
      <text:p text:style-name="P12">Aquí nos encontramos otra dificultad ya que el dato del primer formulario lo necesitamos después para el tercer formulario.</text:p>
      <text:p text:style-name="P12"/>
      <text:p text:style-name="P12">La solución que le pusimos fue poner en el html una etiqueta input de tipo hidden y así no se ve y ese valor se queda y podemos llamarlo desde el tercer formulario.</text:p>
      <text:p text:style-name="P12"/>
      <text:p text:style-name="P12">Esa misma etiqueta llevará un atributo name para poder llamarlo desde el siguiente formulario y un atributo value donde llevara el valor del anterior formulario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, 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2-05-30T13:02:30</meta:creation-date>
    <dc:date>2012-05-30T23:25:11</dc:date>
    <meta:editing-duration>PT02H08M32S</meta:editing-duration>
    <meta:editing-cycles>14</meta:editing-cycles>
    <meta:generator>OpenOffice.org/3.2$Unix OpenOffice.org_project/320m19$Build-9505</meta:generator>
    <dc:creator>leo </dc:creator>
    <meta:document-statistic meta:table-count="0" meta:image-count="0" meta:object-count="0" meta:page-count="3" meta:paragraph-count="43" meta:word-count="815" meta:character-count="5019"/>
  </office:meta>
</office:document-meta>
</file>